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5547in" fo:break-before="auto" style:use-optimal-row-height="false"/>
    </style:style>
    <style:style style:name="ro15" style:family="table-row">
      <style:table-row-properties style:row-height="0.5846in" fo:break-before="auto" style:use-optimal-row-height="false"/>
    </style:style>
    <style:style style:name="ro16" style:family="table-row">
      <style:table-row-properties style:row-height="0.3925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6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3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14">
          <table:table-cell table:style-name="ce47" office:value-type="float" office:value="12" calcext:value-type="float">
            <text:p>12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71" office:value-type="string" calcext:value-type="string">
            <text:p>6 пультов были оставлены в режиме Групповой связи на 15 часов. <text:s/>Один из пультов завис. Необходим Ватчдог для автоматического перезапуска</text:p>
          </table:table-cell>
          <table:table-cell table:style-name="ce32" table:number-columns-repeated="1018"/>
        </table:table-row>
        <table:table-row table:style-name="ro15">
          <table:table-cell table:style-name="ce47" office:value-type="float" office:value="13" calcext:value-type="float">
            <text:p>13</text:p>
          </table:table-cell>
          <table:table-cell table:style-name="ce42" office:value-type="string" calcext:value-type="string">
            <text:p>Циркуляр — индицируется дуплекс если он стоит раньше симплекса в номере станции. Дуплекс — при приеме индицируется симплекс если кнопка стоит раньше в конфигурации</text:p>
          </table:table-cell>
          <table:table-cell table:style-name="ce40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5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Адаптация кода для SL1 с доработкой конфигуратора с включением в него SL1</text:p>
          </table:table-cell>
          <table:table-cell table:style-name="ce40" office:value-type="string" calcext:value-type="string">
            <text:p>10-20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1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6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19" calcext:value-type="float">
            <text:p>19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8">
          <table:table-cell table:style-name="Default" table:number-columns-repeated="3"/>
          <table:table-cell table:number-columns-repeated="1020"/>
        </table:table-row>
        <table:table-row table:style-name="ro6" table:number-rows-repeated="1048551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1:28:54.66096818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6T11:30:34.231791102</dc:date>
    <meta:editing-duration>P4DT23H54M5S</meta:editing-duration>
    <meta:editing-cycles>304</meta:editing-cycles>
    <meta:document-statistic meta:table-count="6" meta:cell-count="287" meta:object-count="0"/>
    <meta:user-defined meta:name=""/>
    <meta:user-defined meta:name="qrichtext">1</meta:user-defined>
  </office:meta>
</office:document-meta>
</file>